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lerConfig.getCustom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Config.getHandl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Config.HandlerConfig( String handl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Config.addCustomProperty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Config.getCustom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